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83d4"/>
    </style:style>
    <style:style style:name="P2" style:family="paragraph" style:parent-style-name="Standard">
      <style:text-properties officeooo:rsid="001283d4" officeooo:paragraph-rsid="001283d4"/>
    </style:style>
    <style:style style:name="P3" style:family="paragraph" style:parent-style-name="Standard">
      <style:paragraph-properties fo:text-align="justify" style:justify-single-word="false"/>
      <style:text-properties officeooo:rsid="0013cc6d" officeooo:paragraph-rsid="0013cc6d"/>
    </style:style>
    <style:style style:name="P4" style:family="paragraph" style:parent-style-name="Standard">
      <style:text-properties officeooo:rsid="00150d92" officeooo:paragraph-rsid="00150d9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0d92" officeooo:paragraph-rsid="00150d9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50d92"/>
    </style:style>
    <style:style style:name="P7" style:family="paragraph" style:parent-style-name="Standard">
      <style:paragraph-properties fo:text-align="center" style:justify-single-word="false"/>
      <style:text-properties fo:font-size="10pt" officeooo:rsid="00150d92" officeooo:paragraph-rsid="00150d92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officeooo:paragraph-rsid="001283d4"/>
    </style:style>
    <style:style style:name="T1" style:family="text">
      <style:text-properties officeooo:rsid="001183c0"/>
    </style:style>
    <style:style style:name="T2" style:family="text">
      <style:text-properties officeooo:rsid="001283d4"/>
    </style:style>
    <style:style style:name="T3" style:family="text">
      <style:text-properties officeooo:rsid="0013fef5"/>
    </style:style>
    <style:style style:name="T4" style:family="text">
      <style:text-properties fo:font-style="italic" officeooo:rsid="00150d92" style:font-style-asian="italic" style:font-style-complex="italic"/>
    </style:style>
    <style:style style:name="T5" style:family="text">
      <style:text-properties fo:font-style="normal" officeooo:rsid="00150d92" style:font-style-asian="normal" style:font-style-complex="normal"/>
    </style:style>
    <style:style style:name="T6" style:family="text">
      <style:text-properties officeooo:rsid="001602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sio Luis Zamignan Forte Felippe</text:p>
      <text:p text:style-name="P4">Ciência da Computação – UFFS</text:p>
      <text:p text:style-name="P4"><text:span text:style-name="T6">Leitura</text:span> e Produção Textual II</text:p>
      <text:p text:style-name="P4"/>
      <text:p text:style-name="P5"><text:tab/>Recuperação NP2 – Análise e Caracterização de Artigo Científico</text:p>
      <text:p text:style-name="P5"/>
      <text:p text:style-name="P6">SEGURANÇA DA INFORMAÇÃO</text:p>
      <text:p text:style-name="P7">Adrielle Fernanda Silva do Espírito Santo</text:p>
      <text:p text:style-name="P1"/>
      <text:p text:style-name="P8"><text:span text:style-name="T1"><text:tab/>O artigo em questão apresentou graves erros na gramática, o que revelou uma dificuldade do autor em relação ao plural, principalmente no resumo, onde aparece “</text:span>aumento das tecnologias de informação e com a rápida disseminação dela”, <text:span text:style-name="T2">sendo que o correto seria “</text:span>aumento das tecnologias de informação e com a rápida disseminação dela<text:span text:style-name="T2">s”, além de “</text:span>cresceu também os crimes” <text:span text:style-name="T2">que seria “cresceram</text:span> também os crimes<text:span text:style-name="T2">”, além de outros equívocos cometidos ao longo da escrita de todo o texto.</text:span></text:p>
      <text:p text:style-name="P3"><text:tab/>As referências utilizadas no artigo revelaram outro lado fraco do autor, que foram as fontes utilizadas, como a wikipédia, algo intolerável para o que seria então um artigo científico. <text:span text:style-name="T3">No contexto do artigo foi explicada a importância da segurança da informação para as empresas, os possíveis problemas com a ausência de tal segurança, mas não foram apontadas soluções claras para os problemas enfrentados nos casos citados.</text:span></text:p>
      <text:p text:style-name="P3"><text:tab/><text:span text:style-name="T3">Em relação à organização do artigo no que se refere às regras, o texto foi escrito com fonte padrão e a indentação do parágrafos, títulos e subtítulos foi satisfatória, levando em consideração também a visualização do texto como um todo. A presença do </text:span><text:span text:style-name="T4">abstract </text:span><text:span text:style-name="T5">foi importante para a caracterização como artigo, apesar de ter vindo antes do próprio resumo, causando uma sensação de inversão ao começar a ler o artigo.</text:span></text:p>
      <text:p text:style-name="P3"><text:span text:style-name="T5"><text:tab/>Para ter esse trabalho publicado como uma obra científica sem dúvidas seriam necessárias algumas revisões e diversas melhorias, seja na questão do conteúdo, como da gramática e na organização da estrutura do artigo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Artigo analisado: </text:span><text:a xlink:type="simple" xlink:href="http://www.ice.edu.br/TNX/encontrocomputacao/artigos-internos/aluno_adrielle_fernanda_seguranca_da_informacao.pdf" text:style-name="Internet_20_link" text:visited-style-name="Visited_20_Internet_20_Link">http://www.ice.edu.br/TNX/encontrocomputacao/artigos-internos/aluno_adrielle_fernanda_seguranca_da_informacao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9:40:06.792022076</meta:creation-date>
    <dc:date>2017-07-26T23:04:27.150835529</dc:date>
    <meta:editing-duration>PT2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80" meta:character-count="1888" meta:non-whitespace-character-count="1612"/>
  </office:meta>
</office:document-meta>
</file>